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6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4380" table:style-name="ce1">
            <text:p>438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2190" table:style-name="ce1">
            <text:p>219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office:value-type="float" office:value="3.27E-2" table:style-name="ce1">
            <text:p>0.0327</text:p>
          </table:table-cell>
          <table:table-cell office:value-type="float" office:value="68" table:style-name="ce1">
            <text:p>68</text:p>
          </table:table-cell>
          <table:table-cell table:number-columns-repeated="1636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2.9399999999999999E-2" table:style-name="ce1">
            <text:p>0.0294</text:p>
          </table:table-cell>
          <table:table-cell table:number-columns-repeated="1636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3.0599999999999999E-2" table:style-name="ce1">
            <text:p>0.0306</text:p>
          </table:table-cell>
          <table:table-cell table:number-columns-repeated="1636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3.3799999999999997E-2" table:style-name="ce1">
            <text:p>0.0338</text:p>
          </table:table-cell>
          <table:table-cell table:number-columns-repeated="16366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3.8300000000000001E-2" table:style-name="ce1">
            <text:p>0.0383</text:p>
          </table:table-cell>
          <table:table-cell table:number-columns-repeated="16366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99999999999998E-2" table:style-name="ce1">
            <text:p>0.0387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3.8399999999999997E-2" table:style-name="ce1">
            <text:p>0.0384</text:p>
          </table:table-cell>
          <table:table-cell table:number-columns-repeated="16366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6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66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8E-2" table:style-name="ce1">
            <text:p>0.0688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399999999999999E-2" table:style-name="ce1">
            <text:p>0.0484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6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095" table:style-name="ce1">
            <text:p>1095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2700000000000001E-2" table:style-name="ce1">
            <text:p>0.0727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273" table:style-name="ce1">
            <text:p>273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2.6200000000000001E-2" table:style-name="ce1">
            <text:p>0.0262</text:p>
          </table:table-cell>
          <table:table-cell office:value-type="float" office:value="136" table:style-name="ce1">
            <text:p>136</text:p>
          </table:table-cell>
          <table:table-cell table:number-columns-repeated="1636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2.4199999999999999E-2" table:style-name="ce1">
            <text:p>0.0242</text:p>
          </table:table-cell>
          <table:table-cell table:number-columns-repeated="1636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7.2800000000000004E-2" table:style-name="ce1">
            <text:p>0.0728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599999999999998E-2" table:style-name="ce1">
            <text:p>0.0726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2E-2" table:style-name="ce1">
            <text:p>0.0722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1636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300000000000003E-2" table:style-name="ce1">
            <text:p>0.0333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399999999999999E-2" table:style-name="ce1">
            <text:p>0.0334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3.3599999999999998E-2" table:style-name="ce1">
            <text:p>0.0336</text:p>
          </table:table-cell>
          <table:table-cell table:number-columns-repeated="16366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99999999999999E-2" table:style-name="ce1">
            <text:p>0.0363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4300000000000005E-2" table:style-name="ce1">
            <text:p>0.0743</text:p>
          </table:table-cell>
          <table:table-cell office:value-type="float" office:value="3.6900000000000002E-2" table:style-name="ce1">
            <text:p>0.0369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4899999999999994E-2" table:style-name="ce1">
            <text:p>0.0749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66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6799999999999999E-2" table:style-name="ce1">
            <text:p>0.0368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399999999999997E-2" table:style-name="ce1">
            <text:p>0.0384</text:p>
          </table:table-cell>
          <table:table-cell table:number-columns-repeated="16366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9399999999999998E-2" table:style-name="ce1">
            <text:p>0.0394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3.95E-2" table:style-name="ce1">
            <text:p>0.039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3.9899999999999998E-2" table:style-name="ce1">
            <text:p>0.0399</text:p>
          </table:table-cell>
          <table:table-cell table:number-columns-repeated="16366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600000000000001E-2" table:style-name="ce1">
            <text:p>0.0446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400000000000003E-2" table:style-name="ce1">
            <text:p>0.0694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66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4.7300000000000002E-2" table:style-name="ce1">
            <text:p>0.0473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399999999999998E-2" table:style-name="ce1">
            <text:p>0.0474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300000000000003E-2" table:style-name="ce1">
            <text:p>0.048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500000000000005E-2" table:style-name="ce1">
            <text:p>0.0685</text:p>
          </table:table-cell>
          <table:table-cell office:value-type="float" office:value="4.8399999999999999E-2" table:style-name="ce1">
            <text:p>0.0484</text:p>
          </table:table-cell>
          <table:table-cell table:number-columns-repeated="16366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8T18:58:23Z</dc:date>
  </office:meta>
</office:document-meta>
</file>